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Waree" svg:font-family="Waree"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adornments="Bold"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P1" style:family="paragraph" style:parent-style-name="Text_20_body">
      <style:text-properties style:font-name="Waree" fo:font-style="normal" officeooo:rsid="00310107" officeooo:paragraph-rsid="000f78c7" style:font-style-asian="normal" style:font-style-complex="normal"/>
    </style:style>
    <style:style style:name="P2" style:family="paragraph" style:parent-style-name="Text_20_body">
      <style:text-properties style:font-name="Waree" fo:font-style="normal" officeooo:paragraph-rsid="000f78c7" style:font-style-asian="normal" style:font-style-complex="normal"/>
    </style:style>
    <style:style style:name="P3" style:family="paragraph" style:parent-style-name="Text_20_body">
      <style:text-properties style:font-name="Waree" fo:font-style="normal" fo:font-weight="bold" officeooo:rsid="0032bbb6" officeooo:paragraph-rsid="000f78c7" style:font-style-asian="normal" style:font-weight-asian="bold" style:font-style-complex="normal" style:font-weight-complex="bold"/>
    </style:style>
    <style:style style:name="P4" style:family="paragraph" style:parent-style-name="Text_20_body">
      <style:text-properties style:font-name="Waree" fo:font-style="normal" fo:font-weight="normal" officeooo:rsid="0032bbb6" officeooo:paragraph-rsid="000f78c7" style:font-style-asian="normal" style:font-weight-asian="normal" style:font-style-complex="normal" style:font-weight-complex="normal"/>
    </style:style>
    <style:style style:name="P5" style:family="paragraph" style:parent-style-name="Text_20_body">
      <style:text-properties style:font-name="Noto Sans CJK SC" officeooo:rsid="00310107" officeooo:paragraph-rsid="000f78c7"/>
    </style:style>
    <style:style style:name="P6" style:family="paragraph" style:parent-style-name="Standard">
      <style:text-properties style:font-name="Waree" fo:font-style="normal" officeooo:rsid="001eb315" officeooo:paragraph-rsid="000f78c7" style:font-style-asian="normal" style:font-style-complex="normal"/>
    </style:style>
    <style:style style:name="P7" style:family="paragraph" style:parent-style-name="Standard">
      <style:text-properties style:font-name="Waree" fo:font-style="normal" officeooo:rsid="0032bbb6" officeooo:paragraph-rsid="000f78c7" style:font-style-asian="normal" style:font-style-complex="normal"/>
    </style:style>
    <style:style style:name="P8" style:family="paragraph" style:parent-style-name="Standard">
      <style:text-properties style:font-name="Waree" fo:font-style="normal" fo:font-weight="normal" officeooo:rsid="0032bbb6" officeooo:paragraph-rsid="000f78c7" style:font-style-asian="normal" style:font-weight-asian="normal" style:font-style-complex="normal" style:font-weight-complex="normal"/>
    </style:style>
    <style:style style:name="P9" style:family="paragraph" style:parent-style-name="Standard">
      <style:text-properties style:font-name="Waree" fo:font-style="normal" fo:font-weight="bold" officeooo:rsid="0028c689" officeooo:paragraph-rsid="000f78c7" style:font-style-asian="normal" style:font-weight-asian="bold" style:font-style-complex="normal" style:font-weight-complex="bold"/>
    </style:style>
    <style:style style:name="P10" style:family="paragraph" style:parent-style-name="Standard">
      <style:text-properties style:font-name="Waree" fo:font-style="normal" fo:font-weight="bold" officeooo:rsid="0032bbb6" officeooo:paragraph-rsid="000f78c7" style:font-style-asian="normal" style:font-weight-asian="bold" style:font-style-complex="normal" style:font-weight-complex="bold"/>
    </style:style>
    <style:style style:name="P11" style:family="paragraph" style:parent-style-name="Standard">
      <style:text-properties style:font-name="Waree" fo:font-style="normal" fo:font-weight="bold" officeooo:rsid="002fca92" officeooo:paragraph-rsid="000f78c7" style:font-style-asian="normal" style:font-weight-asian="bold" style:font-style-complex="normal" style:font-weight-complex="bold"/>
    </style:style>
    <style:style style:name="P12" style:family="paragraph" style:parent-style-name="Standard">
      <style:text-properties style:font-name="Waree" fo:font-style="normal" fo:font-weight="bold" officeooo:rsid="001eb315" officeooo:paragraph-rsid="000f78c7"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28c689" style:font-weight-asian="bold" style:font-weight-complex="bold"/>
    </style:style>
    <style:style style:name="T3" style:family="text">
      <style:text-properties fo:font-weight="bold" officeooo:rsid="00239a91" style:font-weight-asian="bold" style:font-weight-complex="bold"/>
    </style:style>
    <style:style style:name="T4" style:family="text">
      <style:text-properties officeooo:rsid="002fca92"/>
    </style:style>
    <style:style style:name="T5" style:family="text">
      <style:text-properties fo:font-weight="normal" officeooo:rsid="002fca92" style:font-weight-asian="normal" style:font-weight-complex="normal"/>
    </style:style>
    <style:style style:name="T6" style:family="text">
      <style:text-properties fo:font-weight="normal" officeooo:rsid="0028c689" style:font-weight-asian="normal" style:font-weight-complex="normal"/>
    </style:style>
    <style:style style:name="T7" style:family="text">
      <style:text-properties style:font-name="Waree" fo:font-style="normal" style:font-style-asian="normal" style:font-style-complex="normal"/>
    </style:style>
    <style:style style:name="T8" style:family="text">
      <style:text-properties style:font-name="Waree" fo:font-style="normal" officeooo:rsid="0010ef4b"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Assignement </text:span><text:span text:style-name="T2">7</text:span><text:span text:style-name="T1"> </text:span><text:span text:style-name="T3">p</text:span><text:span text:style-name="T1">roblem statement –</text:span></text:p>
      <text:p text:style-name="P9">Pyhton language and selenium basics:-</text:p>
      <text:p text:style-name="P9"/>
      <text:p text:style-name="P10">Features of Selenium - </text:p>
      <text:p text:style-name="P8">Open source, free to use, and free of charge</text:p>
      <text:p text:style-name="P8">Highly extensible</text:p>
      <text:p text:style-name="P8">Can run tests across different browsers</text:p>
      <text:p text:style-name="P8"><text:span text:style-name="T4">S</text:span>upports various operating systems</text:p>
      <text:p text:style-name="P8">Can executes tests while browser is minimized</text:p>
      <text:p text:style-name="P8">Can executes tests in parallel </text:p>
      <text:p text:style-name="P11"/>
      <text:p text:style-name="P7"><text:span text:style-name="T5">Se</text:span><text:span text:style-name="T6">lenium Python bindings provides a simple API to write functional/acceptance tests using Selenium WebDriver. Through Selenium Python API you can access all functionalities of Selenium WebDriver in an intuitive way.</text:span></text:p>
      <text:p text:style-name="P2">Selenium Python bindings provide a convenient API to access Selenium WebDrivers like Firefox, Ie, Chrome, Remote etc</text:p>
      <text:p text:style-name="P1">Downloading Python bindings for Selenium - </text:p>
      <text:p text:style-name="P5"><text:span text:style-name="T7">Selenium requires a driver to interface with the chosen browser. </text:span><text:span text:style-name="T8">Chrome</text:span><text:span text:style-name="T7">, for example, requires </text:span><text:span text:style-name="T8">chrome</text:span><text:span text:style-name="T7">driver, which needs to be installed before the below examples can be run. Make sure it’s in your PATH, e. g., place it in </text:span><text:span text:style-name="Citation"><text:span text:style-name="T7">/usr/bin</text:span></text:span><text:span text:style-name="T7"> or </text:span><text:span text:style-name="Citation"><text:span text:style-name="T7">/usr/local/bin</text:span></text:span><text:span text:style-name="T7">.</text:span></text:p>
      <text:p text:style-name="P3">Selenium Webdriver -</text:p>
      <text:p text:style-name="P4">Selenium Webdriver is the parent of all methods and classes used in Selenium Python. It is the driving force of Selenium that allows us to perform various operations on multiple elements on a webpage. Driver has various methods and attributes one can use to automate testing in Selenium Python.</text:p>
      <text:p text:style-name="P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Waree" svg:font-family="Waree"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adornments="Bold"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9T15:42:30.665769417</meta:creation-date>
    <dc:date>2021-02-03T14:26:33.071803428</dc:date>
    <meta:editing-duration>PT4H14M49S</meta:editing-duration>
    <meta:editing-cycles>2</meta:editing-cycles>
    <meta:generator>LibreOffice/6.0.7.3$Linux_X86_64 LibreOffice_project/00m0$Build-3</meta:generator>
    <meta:document-statistic meta:table-count="0" meta:image-count="0" meta:object-count="0" meta:page-count="1" meta:paragraph-count="15" meta:word-count="192" meta:character-count="1241" meta:non-whitespace-character-count="1060"/>
  </office:meta>
</office:document-meta>
</file>